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8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9" style:family="paragraph" style:parent-style-name="Standard" style:master-page-name="First_20_Page">
      <style:paragraph-properties style:page-number="1"/>
      <style:text-properties fo:font-size="13pt" style:font-size-asian="13pt" style:font-size-complex="13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WWNum1">
      <style:paragraph-properties fo:margin-left="0.5in" fo:margin-right="0in" fo:margin-top="0.278in" fo:margin-bottom="0in" loext:contextual-spacing="false" fo:text-indent="-0.25in" style:auto-text-indent="false" fo:break-before="page"/>
    </style:style>
    <style:style style:name="P12" style:family="paragraph" style:parent-style-name="Heading_20_2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Heading_20_2" style:list-style-name="WWNum1">
      <style:paragraph-properties fo:margin-left="1in" fo:margin-right="0in" fo:margin-top="0in" fo:margin-bottom="0.0835in" loext:contextual-spacing="false" fo:text-indent="-0.25in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Standard"><text:span text:style-name="T1">Projet de reconnaissance sonor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2"><text:span text:style-name="T2">Rapport n°1</text:span><text:span text:style-name="T3"> : prise en main des caractéristiques et premières mises en place de méthod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Auteurs</text:p>
      <text:p text:style-name="Standard"/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gs8zflgxjnq4" text:style-name="Index_20_Link" text:visited-style-name="Index_20_Link"><text:span text:style-name="T4">Introduction</text:span></text:a><text:span text:style-name="T4"><text:tab/>3</text:span></text:p>
          <text:p text:style-name="P6"><text:a xlink:type="simple" xlink:href="#_u4xvab4zk9w5" text:style-name="Index_20_Link" text:visited-style-name="Index_20_Link"><text:span text:style-name="T4">1. Classification de signaux acoustiques artificiels</text:span></text:a><text:span text:style-name="T4"><text:tab/>4</text:span></text:p>
          <text:p text:style-name="P8"><text:a xlink:type="simple" xlink:href="#_mbeu1z3kwo9f" text:style-name="Index_20_Link" text:visited-style-name="Index_20_Link">a. Création de la base de données</text:a><text:tab/>4</text:p>
          <text:p text:style-name="P8"><text:a xlink:type="simple" xlink:href="#_kxhehkcyquz4" text:style-name="Index_20_Link" text:visited-style-name="Index_20_Link">b. Description des caractéristiques acoustiques</text:a><text:tab/>4</text:p>
          <text:p text:style-name="P8"><text:a xlink:type="simple" xlink:href="#_5etwpovrs3ie" text:style-name="Index_20_Link" text:visited-style-name="Index_20_Link">c. Mise en place du/des modèle(s) de ML</text:a><text:tab/>4</text:p>
          <text:p text:style-name="P8"><text:a xlink:type="simple" xlink:href="#_bzs9z9bkwhnz" text:style-name="Index_20_Link" text:visited-style-name="Index_20_Link">d. Résultats de classification</text:a><text:tab/>4</text:p>
          <text:p text:style-name="P8"><text:a xlink:type="simple" xlink:href="#_57q83wq2u5qj" text:style-name="Index_20_Link" text:visited-style-name="Index_20_Link">e. Analyse et perspectives</text:a><text:tab/>4</text:p>
          <text:p text:style-name="P6"><text:a xlink:type="simple" xlink:href="#_doci9y3ec0qr" text:style-name="Index_20_Link" text:visited-style-name="Index_20_Link"><text:span text:style-name="T4">2. Classification de signaux acoustiques réels</text:span></text:a><text:span text:style-name="T4"><text:tab/>5</text:span></text:p>
          <text:p text:style-name="P8"><text:a xlink:type="simple" xlink:href="#_ja8v5v1w9z8m" text:style-name="Index_20_Link" text:visited-style-name="Index_20_Link">a. Cadre de la classification</text:a><text:tab/>5</text:p>
          <text:p text:style-name="P8"><text:a xlink:type="simple" xlink:href="#_j80xw64yfy81" text:style-name="Index_20_Link" text:visited-style-name="Index_20_Link">b. Résultats bruts avec le modèle précédent</text:a><text:tab/>5</text:p>
          <text:p text:style-name="P8"><text:a xlink:type="simple" xlink:href="#_chxxfh8gsmwv" text:style-name="Index_20_Link" text:visited-style-name="Index_20_Link">c. Analyses et pistes d’amélioration</text:a><text:tab/>5</text:p>
          <text:p text:style-name="P8"><text:a xlink:type="simple" xlink:href="#_4s9uuio5faw0" text:style-name="Index_20_Link" text:visited-style-name="Index_20_Link">d. Résultats améliorés</text:a><text:tab/>5</text:p>
          <text:p text:style-name="P8"><text:a xlink:type="simple" xlink:href="#_zhuxl3841uun" text:style-name="Index_20_Link" text:visited-style-name="Index_20_Link">e. Analyse et perspectives supplémentaires</text:a><text:tab/>5</text:p>
          <text:p text:style-name="P7"><text:a xlink:type="simple" xlink:href="#_t72kn3unsaod" text:style-name="Index_20_Link" text:visited-style-name="Index_20_Link"><text:span text:style-name="T5">Conclusion</text:span></text:a><text:span text:style-name="T5"><text:tab/>6</text:span></text:p>
        </text:index-body>
      </text:table-of-content>
      <text:p text:style-name="Standard"/>
      <text:p text:style-name="Standard"/>
      <text:p text:style-name="P10"><text:bookmark text:name="_gs8zflgxjnq4"/>Introduction</text:p>
      <text:p text:style-name="Standard">L’objectif de ce rapport est de décrire les différentes méthodes mises en place pour travailler le sujet de la reconnaissance sonore au sein de l’entreprise.</text:p>
      <text:p text:style-name="Standard"/>
      <text:p text:style-name="Standard">Dans une première partie, nous expliquerons les choix concernant les données artificiellement créées et les méthodes mises en place afin de permettre la classification des signaux acoustiques dans deux classes : sinus vs bruits blancs. </text:p>
      <text:p text:style-name="Standard"/>
      <text:p text:style-name="Standard">Dans une seconde partie, nous verrons comment généraliser les modèles et les caractéristiques acoustiques utilisés dans la première partie pour travailler un problème plus complexe : la classification de signaux sonores d’alarmes de véhicules à partir d’une base de données de signaux acoustiques réels.</text:p>
      <text:p text:style-name="Standard"/>
      <text:p text:style-name="Standard">Nous analyserons en détail les problèmes pouvant intervenir avant de conclure sur nos recommandations quant à l’utilisation des différentes méthodes et caractéristiques pour la reconnaissance sonore.</text:p>
      <text:p text:style-name="Standard"/>
      <text:list xml:id="list2828265892" text:style-name="WWNum1">
        <text:list-item>
          <text:p text:style-name="P11"><text:bookmark text:name="_u4xvab4zk9w5"/>Classification de signaux acoustiques artificiels</text:p>
          <text:list>
            <text:list-item>
              <text:p text:style-name="P12"><text:bookmark text:name="_mbeu1z3kwo9f"/>Création de la base de données</text:p>
            </text:list-item>
            <text:list-item>
              <text:p text:style-name="P12"><text:bookmark text:name="_kxhehkcyquz4"/>Description des caractéristiques acoustiques</text:p>
            </text:list-item>
            <text:list-item>
              <text:p text:style-name="P12"><text:bookmark text:name="_5etwpovrs3ie"/>Mise en place du/des modèle(s) de ML</text:p>
            </text:list-item>
            <text:list-item>
              <text:p text:style-name="P12"><text:bookmark text:name="_bzs9z9bkwhnz"/>Résultats de classification</text:p>
            </text:list-item>
            <text:list-item>
              <text:p text:style-name="P13"><text:bookmark text:name="_57q83wq2u5qj"/>Analyse et perspectives</text:p>
            </text:list-item>
          </text:list>
        </text:list-item>
      </text:list>
      <text:p text:style-name="Standard"/>
      <text:list xml:id="list33502972209939" text:continue-numbering="true" text:style-name="WWNum1">
        <text:list-item>
          <text:p text:style-name="P11"><text:bookmark text:name="_doci9y3ec0qr"/>Classification de signaux acoustiques réels</text:p>
          <text:list>
            <text:list-item>
              <text:p text:style-name="P12"><text:bookmark text:name="_ja8v5v1w9z8m"/>Cadre de la classification</text:p>
            </text:list-item>
            <text:list-item>
              <text:p text:style-name="P12"><text:bookmark text:name="_j80xw64yfy81"/>Résultats bruts avec le modèle précédent</text:p>
            </text:list-item>
            <text:list-item>
              <text:p text:style-name="P12"><text:bookmark text:name="_chxxfh8gsmwv"/>Analyses et pistes d’amélioration</text:p>
            </text:list-item>
            <text:list-item>
              <text:p text:style-name="P12"><text:bookmark text:name="_4s9uuio5faw0"/>Résultats améliorés</text:p>
            </text:list-item>
            <text:list-item>
              <text:p text:style-name="P13"><text:bookmark text:name="_zhuxl3841uun"/>Analyse et perspectives supplémentaires</text:p>
            </text:list-item>
          </text:list>
        </text:list-item>
      </text:list>
      <text:p text:style-name="Standard"/>
      <text:p text:style-name="P10"><text:bookmark text:name="_t72kn3unsaod"/>Conclusion</text:p>
      <text:p text:style-name="Standard">Suite aux différentes analyses effectuées dans ce rapport, voici nos recommandations d’utilisation des caractéristiques acoustiques et des méthodes pour la reconnaissance sonore de signaux acoust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Projet reconnaissance sonore</text:p>
      </style:header>
      <style:footer>
        <text:p text:style-name="Standard">Rapport n°1 : 16/01/2023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>16/01/20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39" meta:word-count="331" meta:character-count="2234" meta:non-whitespace-character-count="1953"/>
    <meta:generator>LibreOfficeDev/6.0.5.2$Linux_X86_64 LibreOffice_project/</meta:generator>
  </office:meta>
</office:document-meta>
</file>